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"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estfall sprint 1</text:p>
      <text:p text:style-name="P1"/>
      <text:p text:style-name="P1"/>
      <text:p text:style-name="P3"><text:span text:style-name="T2">1. Registrera användare;<text:line-break/></text:span><text:span text:style-name="T3">F</text:span><text:span text:style-name="T1">yll i förnnamn + efternamn + användarnamn + lösenord + epost<text:line-break/><text:line-break/>Förväntat resultat: OK<text:line-break/></text:span></text:p>
      <text:p text:style-name="P3"><text:span text:style-name="T2">2. Registrera användare;<text:line-break/></text:span><text:span text:style-name="T3">Fyll i alla obligatoriska fält utom epost<text:line-break/><text:line-break/>Förväntat resultat: FAIL<text:line-break/></text:span></text:p>
      <text:p text:style-name="P3"><text:span text:style-name="T2">3. Registrera användare;<text:line-break/></text:span><text:span text:style-name="T3">Fyll i alla obligatoriska fält utom lösenord (repeat)<text:line-break/><text:line-break/>Förväntat resultat: FAIL<text:line-break/></text:span></text:p>
      <text:p text:style-name="P3"><text:span text:style-name="T2">4. Registrera användare;<text:line-break/></text:span><text:span text:style-name="T3">Fyll i alla obligatoriska fält utom användarnamn<text:line-break/><text:line-break/>Förväntat resultat: FAIL</text:span></text:p>
      <text:p text:style-name="P5"/>
      <text:p text:style-name="P3"><text:span text:style-name="T2">5. Registrera användare;<text:line-break/></text:span><text:span text:style-name="T3">Fyll i förnnamn och efternamn med svenska bokstäver + användarnamn +</text:span></text:p>
      <text:p text:style-name="P5">lösenord + epost<text:line-break/><text:line-break/>Förväntat resultat: OK<text:line-break/></text:p>
      <text:p text:style-name="P3"><text:span text:style-name="T2">6. Inloggning;</text:span><text:span text:style-name="T3"><text:line-break/>Testa inloggning med nyregisterad användare (ej aktiverad)<text:line-break/><text:line-break/>Förväntat resultat: FAIL<text:line-break/></text:span></text:p>
      <text:p text:style-name="P3"><text:span text:style-name="T2">7. Registrera användare;<text:line-break/></text:span><text:span text:style-name="T3">Fyll i förnnamn och efternamn <text:s/>+ användarnamn + lösenord + men en felaktig epost<text:line-break/><text:line-break/>Förväntat resultat: FAIL<text:line-break/></text:span></text:p>
      <text:p text:style-name="P3"><text:span text:style-name="T2">8. Inloggning;</text:span><text:span text:style-name="T3"><text:line-break/>Logga in med rätt användarnamn men fel lösenord ska ge nån ledtråd till fel, exempelvis ”felaktigt användarnamn och/eller lösenord”<text:line-break/><text:line-break/>Förväntat resultat: OK<text:line-break/><text:line-break/></text:span><text:span text:style-name="T2">9. Utloggning</text:span><text:span text:style-name="T3"><text:line-break/>Via länken logga ut kan man logga ut och komma till startsidan.<text:line-break/><text:line-break/>Förväntat resultat: OK</text:span></text:p>
      <text:p text:style-name="P3"><text:span text:style-name="T3"/></text:p>
      <text:p text:style-name="P6"><text:soft-page-break/><text:span text:style-name="T1">10. Startsida projekt</text:span></text:p>
      <text:p text:style-name="P3"><text:span text:style-name="T3">När man klickat på ett projekt ifrån listan så ska projektet laddas med eventuella widgets<text:line-break/><text:line-break/>Förväntat resultat: OK<text:line-break/></text:span></text:p>
      <text:p text:style-name="P6"><text:span text:style-name="T1">11. Uppdatera projekt</text:span><text:span text:style-name="T3"><text:line-break/>Via ”kugghjulet” (inställningar) kan en administratör ändra projektinställningar<text:line-break/><text:line-break/>Förväntat resultat: OK<text:line-break/><text:line-break/></text:span><text:span text:style-name="T1">12. Formattering epostutskick</text:span><text:span text:style-name="T3"><text:line-break/>Samtliga epostutskick är korrekt formatterade<text:line-break/><text:line-break/>Förväntat resultat: 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edrik Johansson</meta:initial-creator>
    <meta:creation-date>2010-11-29T14:43:13.63</meta:creation-date>
    <dc:date>2010-12-02T15:17:28.57</dc:date>
    <dc:creator>Fredrik Johansson</dc:creator>
    <meta:editing-duration>PT01H13M02S</meta:editing-duration>
    <meta:editing-cycles>7</meta:editing-cycles>
    <meta:generator>OpenOffice.org/3.2$Win32 OpenOffice.org_project/320m18$Build-9502</meta:generator>
    <meta:document-statistic meta:table-count="0" meta:image-count="0" meta:object-count="0" meta:page-count="2" meta:paragraph-count="13" meta:word-count="201" meta:character-count="1427"/>
  </office:meta>
</office:document-meta>
</file>